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1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95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8cm"/>
    </style:style>
    <style:style style:name="gr1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6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8" style:family="graphic" style:parent-style-name="standard">
      <style:graphic-properties draw:stroke="none" svg:stroke-color="#000000" draw:fill="none" draw:fill-color="#ffffff" fo:min-height="3.08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279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2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0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80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65cm" fo:min-width="2.6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688cm" fo:min-width="8.5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8.5cm"/>
    </style:style>
    <style:style style:name="gr28" style:family="graphic" style:parent-style-name="standard">
      <style:graphic-properties draw:stroke="none" svg:stroke-color="#000000" draw:fill="none" draw:fill-color="#ffffff" fo:min-height="4.2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8cm" fo:min-width="2.7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5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2cm" fo:min-width="1.5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88cm" fo:min-width="2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1.5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3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3.2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55cm" fo:min-width="9.4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9.4cm"/>
    </style:style>
    <style:style style:name="gr38" style:family="graphic" style:parent-style-name="standard">
      <style:graphic-properties draw:stroke="none" svg:stroke-color="#000000" draw:fill="none" draw:fill-color="#ffffff" fo:min-height="4.267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5.7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4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2cm"/>
    </style:style>
    <style:style style:name="gr42" style:family="graphic" style:parent-style-name="standard">
      <style:graphic-properties draw:stroke="none" svg:stroke-color="#000000" draw:fill="none" draw:fill-color="#ffffff" fo:min-height="1.6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1.45cm"/>
    </style:style>
    <style:style style:name="gr45" style:family="graphic" style:parent-style-name="standard">
      <style:graphic-properties draw:stroke="none" svg:stroke-color="#000000" draw:fill="none" draw:fill-color="#ffffff" fo:min-height="1.7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6cm" svg:height="6.997cm" svg:x="1.2cm" svg:y="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1.2cm" svg:y="4.20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1.6cm" svg:height="0.604cm" svg:x="1.2cm" svg:y="4.80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1.6cm" svg:height="0.603cm" svg:x="1.2cm" svg:y="10.597cm">
              <text:p text:style-name="P1"><text:span text:style-name="T1">Items: 5 </text:span><text:span text:style-name="T2"><text:s text:c="76"/>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424cm" svg:height="0.604cm" svg:x="1.2cm" svg:y="4.806cm">
              <text:p text:style-name="P1"><text:span text:style-name="T2">Save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2.2cm" svg:height="0.604cm" svg:x="2.6cm" svg:y="4.796cm">
              <text:p text:style-name="P1"><text:span text:style-name="T2">New Ev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2.454cm" svg:height="0.604cm" svg:x="4.846cm" svg:y="4.806cm">
              <text:p text:style-name="P1"><text:span text:style-name="T2">New Reco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424cm" svg:height="0.603cm" svg:x="1.2cm" svg:y="4.203cm">
              <text:p text:style-name="P1"><text:span text:style-name="T2">New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422cm" svg:height="0.603cm" svg:x="2.624cm" svg:y="4.203cm">
              <text:p text:style-name="P1"><text:span text:style-name="T2">Edit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1.6cm" svg:height="0.603cm" svg:x="1.2cm" svg:y="3.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5.41cm">
              <text:p text:style-name="P1"><text:span text:style-name="T2">EventID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5.41cm">
              <text:p text:style-name="P1"><text:span text:style-name="T2">Dat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6.013cm"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6.013cm">
              <text:p text:style-name="P1"><text:span text:style-name="T2">17/10/1995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2.278cm" svg:height="0.603cm" svg:x="1.2cm" svg:y="6.616cm">
              <text:p text:style-name="P1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276cm" svg:height="0.603cm" svg:x="3.478cm" svg:y="6.616cm">
              <text:p text:style-name="P1"><text:span text:style-name="T2">15/6/2012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7.219cm"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7.219cm">
              <text:p text:style-name="P1"><text:span text:style-name="T2">21/2/2002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7.822cm"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7.822cm">
              <text:p text:style-name="P1"><text:span text:style-name="T2">10/8/2013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278cm" svg:height="0.604cm" svg:x="1.2cm" svg:y="8.425cm">
              <text:p text:style-name="P1"><text:span text:style-name="T2">4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6cm" svg:height="0.604cm" svg:x="3.478cm" svg:y="8.425cm">
              <text:p text:style-name="P1"><text:span text:style-name="T2">25/12/2009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2.278cm" svg:height="0.603cm" svg:x="1.2cm" svg:y="9.02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2.276cm" svg:height="0.603cm" svg:x="3.478cm" svg:y="9.02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2.278cm" svg:height="0.603cm" svg:x="1.2cm" svg:y="9.63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2.276cm" svg:height="0.603cm" svg:x="3.478cm" svg:y="9.632cm">
              <text:p/>
              <draw:enhanced-geometry svg:viewBox="0 0 21600 21600" draw:type="rectangle" draw:enhanced-path="M 0 0 L 21600 0 21600 21600 0 21600 0 0 Z N"/>
            </draw:custom-shape>
            <draw:frame draw:style-name="gr18" draw:layer="layout" svg:width="5.977cm" svg:height="3.332cm" svg:x="5.897cm" svg:y="6.314cm">
              <draw:text-box>
                <text:p><text:span text:style-name="T2">Course code: E33\10</text:span></text:p>
                <text:p><text:span text:style-name="T2">Course distance: 10 Miles</text:span></text:p>
                <text:p><text:span text:style-name="T2">No. of records: 12</text:span></text:p>
                <text:p><text:span text:style-name="T2">Event reference ID: 3</text:span></text:p>
                <text:p/>
              </draw:text-box>
            </draw:frame>
            <draw:custom-shape draw:style-name="gr19" draw:text-style-name="P1" draw:layer="layout" svg:width="1.779cm" svg:height="0.603cm" svg:x="6.039cm" svg:y="5.53cm">
              <text:p text:style-name="P1"><text:span text:style-name="T2">Event</text:span> <text:s text:c="3"/></text:p>
              <draw:enhanced-geometry svg:viewBox="0 0 21600 21600" draw:type="rectangle" draw:enhanced-path="M 0 0 L 21600 0 21600 21600 0 21600 0 0 Z N"/>
            </draw:custom-shape>
            <draw:line draw:style-name="gr20" draw:text-style-name="P1" draw:layer="layout" svg:x1="7.534cm" svg:y1="5.771cm" svg:x2="7.534cm" svg:y2="6.012cm">
              <text:p/>
            </draw:line>
          </draw:g>
        </draw:g>
        <draw:g>
          <draw:g>
            <draw:g>
              <draw:custom-shape draw:style-name="gr1" draw:text-style-name="P1" draw:layer="layout" svg:width="11.6cm" svg:height="6.997cm" svg:x="8.3cm" svg:y="11.9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11.6cm" svg:height="0.603cm" svg:x="8.3cm" svg:y="11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11.6cm" svg:height="0.604cm" svg:x="8.3cm" svg:y="12.50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11.6cm" svg:height="0.603cm" svg:x="8.3cm" svg:y="18.297cm">
                <text:p text:style-name="P1"><text:span text:style-name="T1">Items: 5 </text:span><text:span text:style-name="T2"><text:s text:c="76"/>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2" draw:layer="layout" svg:width="1.422cm" svg:height="0.604cm" svg:x="8.3cm" svg:y="12.496cm">
                <text:p text:style-name="P1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2" draw:layer="layout" svg:width="1.424cm" svg:height="0.603cm" svg:x="8.3cm" svg:y="11.903cm">
                <text:p text:style-name="P1"><text:span text:style-name="T2">Ne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.422cm" svg:height="0.603cm" svg:x="9.724cm" svg:y="11.903cm">
                <text:p text:style-name="P1"><text:span text:style-name="T2">Edit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2" draw:layer="layout" svg:width="2.207cm" svg:height="0.604cm" svg:x="9.7cm" svg:y="12.496cm">
                <text:p text:style-name="P1"><text:span text:style-name="T2">New Event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2" draw:layer="layout" svg:width="2.305cm" svg:height="0.604cm" svg:x="11.892cm" svg:y="12.496cm">
                <text:p text:style-name="P1"><text:span text:style-name="T2">New Record</text:span></text:p>
                <draw:enhanced-geometry svg:viewBox="0 0 21600 21600" draw:mirror-horizontal="true" draw:type="rectangle" draw:enhanced-path="M 0 0 L 21600 0 21600 21600 0 21600 0 0 Z N"/>
              </draw:custom-shape>
              <draw:custom-shape draw:style-name="gr2" draw:text-style-name="P1" draw:layer="layout" svg:width="11.6cm" svg:height="0.603cm" svg:x="8.3cm" svg:y="1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3.11cm">
                <text:p text:style-name="P1"><text:span text:style-name="T2">EventI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3.11cm">
                <text:p text:style-name="P1"><text:span text:style-name="T2">Dat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3.713cm">
                <text:p text:style-name="P1"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3.713cm">
                <text:p text:style-name="P1"><text:span text:style-name="T2">17/10/1995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2.278cm" svg:height="0.603cm" svg:x="8.3cm" svg:y="14.316cm">
                <text:p text:style-name="P1"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2.276cm" svg:height="0.603cm" svg:x="10.578cm" svg:y="14.316cm">
                <text:p text:style-name="P1"><text:span text:style-name="T2">15/6/201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4.919cm">
                <text:p text:style-name="P1"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4.919cm">
                <text:p text:style-name="P1"><text:span text:style-name="T2">21/2/200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5.522cm">
                <text:p text:style-name="P1"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5.522cm">
                <text:p text:style-name="P1"><text:span text:style-name="T2">10/8/2013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2.278cm" svg:height="0.604cm" svg:x="8.3cm" svg:y="16.125cm">
                <text:p text:style-name="P1"><text:span text:style-name="T2">4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6cm" svg:height="0.604cm" svg:x="10.578cm" svg:y="16.125cm">
                <text:p text:style-name="P1"><text:span text:style-name="T2">25/12/2009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8.3cm" svg:y="16.7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10.578cm" svg:y="16.7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8.3cm" svg:y="17.3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10.578cm" svg:y="17.332cm">
                <text:p/>
                <draw:enhanced-geometry svg:viewBox="0 0 21600 21600" draw:type="rectangle" draw:enhanced-path="M 0 0 L 21600 0 21600 21600 0 21600 0 0 Z N"/>
              </draw:custom-shape>
              <draw:frame draw:style-name="gr18" draw:layer="layout" svg:width="5.977cm" svg:height="3.332cm" svg:x="12.997cm" svg:y="14.014cm">
                <draw:text-box>
                  <text:p><text:span text:style-name="T2">Course code: E33\10</text:span></text:p>
                  <text:p><text:span text:style-name="T2">Course distance: 10 Miles</text:span></text:p>
                  <text:p><text:span text:style-name="T2">No. of records: 12</text:span></text:p>
                  <text:p><text:span text:style-name="T2">Event reference ID: 3</text:span></text:p>
                  <text:p/>
                </draw:text-box>
              </draw:frame>
              <draw:custom-shape draw:style-name="gr19" draw:text-style-name="P1" draw:layer="layout" svg:width="1.779cm" svg:height="0.603cm" svg:x="13.139cm" svg:y="13.23cm">
                <text:p text:style-name="P1"><text:span text:style-name="T2">Event</text:span> <text:s text:c="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4" draw:text-style-name="P2" draw:layer="layout" svg:width="3.1cm" svg:height="3.9cm" svg:x="13.1cm" svg:y="13.8cm">
            <text:p text:style-name="P1"><text:span text:style-name="T2">Course</text:span></text:p>
            <text:p text:style-name="P1"><text:span text:style-name="T2">Event reference</text:span></text:p>
            <text:p text:style-name="P1"><text:span text:style-name="T2">Event Type</text:span></text:p>
            <text:p text:style-name="P1"><text:span text:style-name="T2">Record</text:span></text:p>
            <text:p text:style-name="P1"><text:span text:style-name="T2">Event points</text:span></text:p>
            <text:p text:style-name="P1"><text:span text:style-name="T2">Rider</text:span></text:p>
            <text:p text:style-name="P1"><text:span text:style-name="T2">Club reference</text:span></text:p>
            <text:p text:style-name="P1"><text:span text:style-name="T2">Club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5.9cm" svg:y1="17.3cm" svg:x2="15.9cm" svg:y2="16.9cm">
            <text:p/>
          </draw:line>
        </draw:g>
        <draw:line draw:style-name="gr25" draw:text-style-name="P1" draw:layer="layout" svg:x1="7.8cm" svg:y1="5.8cm" svg:x2="12.3cm" svg:y2="11.3cm">
          <text:p/>
        </draw:line>
        <draw:g>
          <draw:custom-shape draw:style-name="gr26" draw:text-style-name="P1" draw:layer="layout" svg:width="9cm" svg:height="5.938cm" svg:x="0.6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9cm" svg:height="0.6cm" svg:x="0.6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3" draw:layer="layout" svg:width="4.5cm" svg:height="4.5cm" svg:x="0.6cm" svg:y="18.838cm">
            <draw:text-box>
              <text:p><text:span text:style-name="T2">Date</text:span></text:p>
              <text:p><text:span text:style-name="T2"/></text:p>
              <text:p><text:span text:style-name="T2">Course Code</text:span></text:p>
              <text:p><text:span text:style-name="T2"/></text:p>
              <text:p><text:span text:style-name="T2">Laps</text:span></text:p>
            </draw:text-box>
          </draw:frame>
          <draw:custom-shape draw:style-name="gr29" draw:text-style-name="P2" draw:layer="layout" svg:width="3.2cm" svg:height="0.838cm" svg:x="6.1cm" svg:y="18.938cm">
            <text:p text:style-name="P1"><text:span text:style-name="T2">Add ev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" draw:layer="layout" svg:width="2cm" svg:height="0.7cm" svg:x="3.8cm" svg:y="18.938cm">
            <text:p text:style-name="P1"><text:span text:style-name="T2">23/7/20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" draw:layer="layout" svg:width="2cm" svg:height="0.662cm" svg:x="3.8cm" svg:y="19.838cm">
            <text:p text:style-name="P1"><text:span text:style-name="T2">E33/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2.5cm" svg:height="2.738cm" svg:x="6.115cm" svg:y="20.011cm">
            <text:p text:style-name="P1"><text:span text:style-name="T2">Handicap 10</text:span></text:p>
            <text:p text:style-name="P1"><text:span text:style-name="T2">Transmedia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" draw:layer="layout" svg:width="2cm" svg:height="0.6cm" svg:x="3.8cm" svg:y="20.638cm">
            <text:p text:style-name="P1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1.8cm" svg:height="0.7cm" svg:x="1.2cm" svg:y="22.938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" draw:layer="layout" svg:width="3.7cm" svg:height="0.7cm" svg:x="3.3cm" svg:y="22.938cm">
            <text:p text:style-name="P1"><text:span text:style-name="T2">Save&amp; Add 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5" draw:text-style-name="P1" draw:layer="layout" svg:x1="3.8cm" svg:y1="5.4cm" svg:x2="3.4cm" svg:y2="18.2cm">
          <text:p/>
        </draw:line>
        <draw:g>
          <draw:custom-shape draw:style-name="gr36" draw:text-style-name="P1" draw:layer="layout" svg:width="9.9cm" svg:height="6.8cm" svg:x="14.1cm" svg:y="3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7" draw:text-style-name="P1" draw:layer="layout" svg:width="9.9cm" svg:height="0.6cm" svg:x="14.1cm" svg:y="3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8" draw:text-style-name="P3" draw:layer="layout" svg:width="4.4cm" svg:height="4.517cm" svg:x="14.4cm" svg:y="4.7cm">
            <draw:text-box>
              <text:p><text:span text:style-name="T2">Event ID</text:span></text:p>
              <text:p><text:span text:style-name="T2"/></text:p>
              <text:p><text:span text:style-name="T2">RiderID</text:span></text:p>
              <text:p><text:span text:style-name="T2"/></text:p>
              <text:p><text:span text:style-name="T2">Ride Time</text:span></text:p>
              <text:p><text:span text:style-name="T2"/></text:p>
              <text:p><text:span text:style-name="T2">Age</text:span></text:p>
              <text:p><text:span text:style-name="T2"/></text:p>
              <text:p><text:span text:style-name="T2">Handicap Mod</text:span></text:p>
            </draw:text-box>
          </draw:frame>
          <draw:custom-shape draw:style-name="gr39" draw:text-style-name="P2" draw:layer="layout" svg:width="6.2cm" svg:height="0.6cm" svg:x="17.7cm" svg:y="9.7cm">
            <text:p text:style-name="P1"><text:span text:style-name="T2">Generate Handicap and Point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cm" svg:y="4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5.8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6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7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8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1" draw:text-style-name="P2" draw:layer="layout" svg:width="2.7cm" svg:height="0.5cm" svg:x="14.5cm" svg:y="9.7cm">
            <text:p text:style-name="P1"><text:span text:style-name="T2">Sav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25" draw:text-style-name="P1" draw:layer="layout" svg:x1="7.3cm" svg:y1="5cm" svg:x2="14.2cm" svg:y2="4.1cm">
          <text:p/>
        </draw:line>
        <draw:line draw:style-name="gr25" draw:text-style-name="P1" draw:layer="layout" svg:x1="2.4cm" svg:y1="4.5cm" svg:x2="3.3cm" svg:y2="1.9cm">
          <text:p/>
        </draw:line>
        <draw:frame draw:style-name="gr42" draw:layer="layout" svg:width="4.1cm" svg:height="1.9cm" svg:x="1.6cm" svg:y="1cm">
          <draw:text-box>
            <text:p>See figure 2.2</text:p>
          </draw:text-box>
        </draw:frame>
        <draw:line draw:style-name="gr43" draw:text-style-name="P1" draw:layer="layout" svg:x1="15.3cm" svg:y1="17.5cm" svg:x2="17.3cm" svg:y2="20.9cm">
          <text:p/>
        </draw:line>
        <draw:frame draw:style-name="gr44" draw:layer="layout" svg:width="8cm" svg:height="1.7cm" svg:x="15.7cm" svg:y="20.9cm">
          <draw:text-box>
            <text:p>Selecting each <text:s/>table will show all data in that table</text:p>
          </draw:text-box>
        </draw:frame>
        <draw:line draw:style-name="gr43" draw:text-style-name="P1" draw:layer="layout" svg:x1="9.5cm" svg:y1="6.2cm" svg:x2="10.9cm" svg:y2="2.3cm">
          <text:p/>
        </draw:line>
        <draw:frame draw:style-name="gr45" draw:layer="layout" svg:width="10.3cm" svg:height="2.384cm" svg:x="7.9cm" svg:y="0.817cm">
          <draw:text-box>
            <text:p>Selecting one record will show some relevant information on that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0:19:43.113000000</meta:creation-date>
    <dc:date>2015-01-04T12:48:53.100000000</dc:date>
    <meta:editing-duration>PT1H28M45S</meta:editing-duration>
    <meta:editing-cycles>12</meta:editing-cycles>
    <meta:generator>LibreOffice/4.3.2.2$Windows_x86 LibreOffice_project/edfb5295ba211bd31ad47d0bad0118690f76407d</meta:generator>
    <meta:document-statistic meta:object-count="95"/>
  </office:meta>
</office:document-meta>
</file>